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.N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Field &amp; level of Stud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us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raj Poudel</text:p>
          </table:table-cell>
          <table:table-cell office:value-type="string" calcext:value-type="string">
            <text:p><text:a xlink:href="mailto:nirajpoudel1818@gmail.com" xlink:type="simple">nirajpoudel1818@gmail.com</text:a></text:p>
          </table:table-cell>
          <table:table-cell office:value-type="float" office:value="9812989310" calcext:value-type="float">
            <text:p>9812989310</text:p>
          </table:table-cell>
          <table:table-cell office:value-type="string" calcext:value-type="string">
            <text:p>Sandhikharka, Arghakhanchi</text:p>
          </table:table-cell>
          <table:table-cell office:value-type="date" office:date-value="2020-07-10" calcext:value-type="date">
            <text:p>07/10/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Foun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shan Bist</text:p>
          </table:table-cell>
          <table:table-cell office:value-type="string" calcext:value-type="string">
            <text:p><text:a xlink:href="mailto:roshanbist505@gmail.com" xlink:type="simple">roshanbist505@gmail.com</text:a></text:p>
          </table:table-cell>
          <table:table-cell office:value-type="float" office:value="9865575004" calcext:value-type="float">
            <text:p>9865575004</text:p>
          </table:table-cell>
          <table:table-cell office:value-type="string" calcext:value-type="string">
            <text:p>Goluleshwor, Darchula</text:p>
          </table:table-cell>
          <table:table-cell office:value-type="date" office:date-value="2021-03-02" calcext:value-type="date">
            <text:p>03/02/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Co-foun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up Updhaya</text:p>
          </table:table-cell>
          <table:table-cell office:value-type="string" calcext:value-type="string">
            <text:p><text:a xlink:href="mailto:au.anupupdhaya@gmail.com" xlink:type="simple">au.anupupdhaya@gmail.com</text:a></text:p>
          </table:table-cell>
          <table:table-cell office:value-type="float" office:value="9867351385" calcext:value-type="float">
            <text:p>9867351385</text:p>
          </table:table-cell>
          <table:table-cell office:value-type="string" calcext:value-type="string">
            <text:p>Gajeda, Kapilvastu</text:p>
          </table:table-cell>
          <table:table-cell office:value-type="date" office:date-value="2021-04-25" calcext:value-type="date">
            <text:p>04/25/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Content wri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osh Shahi</text:p>
          </table:table-cell>
          <table:table-cell office:value-type="string" calcext:value-type="string">
            <text:p><text:a xlink:href="mailto:santoshahithakuri1999@gmail.com" xlink:type="simple">santoshahithakuri1999@gmail.com</text:a></text:p>
          </table:table-cell>
          <table:table-cell office:value-type="float" office:value="9884088906" calcext:value-type="float">
            <text:p>9884088906</text:p>
          </table:table-cell>
          <table:table-cell office:value-type="string" calcext:value-type="string">
            <text:p>Dhamjohi, Nepalgunj</text:p>
          </table:table-cell>
          <table:table-cell office:value-type="date" office:date-value="2021-05-28" calcext:value-type="date">
            <text:p>05/28/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Content wri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tosh Rai Dunuwar</text:p>
          </table:table-cell>
          <table:table-cell office:value-type="string" calcext:value-type="string">
            <text:p><text:a xlink:href="mailto:littlecono1@gmail.com" xlink:type="simple">littlecono1@gmail.com</text:a></text:p>
          </table:table-cell>
          <table:table-cell office:value-type="float" office:value="9880697474" calcext:value-type="float">
            <text:p>9880697474</text:p>
          </table:table-cell>
          <table:table-cell office:value-type="string" calcext:value-type="string">
            <text:p>Kadaghari, Bhaktapur </text:p>
          </table:table-cell>
          <table:table-cell office:value-type="date" office:date-value="2021-04-20" calcext:value-type="date">
            <text:p>04/20/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sc. CSIT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Web/Graphic Design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6:25:07.697307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07:34:33.943905109</meta:creation-date>
    <dc:date>2021-06-23T16:25:41.789219480</dc:date>
    <meta:editing-duration>PT40M24S</meta:editing-duration>
    <meta:editing-cycles>4</meta:editing-cycles>
    <meta:generator>LibreOffice/6.4.7.2$Linux_X86_64 LibreOffice_project/40$Build-2</meta:generator>
    <meta:document-statistic meta:table-count="1" meta:cell-count="63" meta:object-count="0"/>
  </office:meta>
</office:document-meta>
</file>